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Arial" fo:font-size="12pt" fo:font-weight="bold" officeooo:rsid="0008ab99" officeooo:paragraph-rsid="0008ab99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Arial" fo:font-size="12pt" fo:font-weight="bold" officeooo:rsid="000a604f" officeooo:paragraph-rsid="000a604f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Arial" fo:font-size="12pt" fo:font-weight="normal" officeooo:rsid="000759fb" officeooo:paragraph-rsid="000759fb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Arial" fo:font-size="12pt" fo:font-weight="normal" officeooo:rsid="000759fb" officeooo:paragraph-rsid="0007bc95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center" style:justify-single-word="false"/>
      <style:text-properties style:font-name="Arial" fo:font-size="12pt" fo:font-weight="normal" officeooo:rsid="000759fb" officeooo:paragraph-rsid="0008ab99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Arial" fo:font-size="12pt" fo:font-weight="normal" officeooo:rsid="0008ab99" officeooo:paragraph-rsid="0008ab99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Arial" fo:font-size="12pt" fo:font-weight="normal" officeooo:rsid="0008ab99" officeooo:paragraph-rsid="000a604f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Arial" fo:font-size="12pt" fo:font-weight="normal" officeooo:rsid="0007bc95" officeooo:paragraph-rsid="0007bc95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Arial" fo:font-size="12pt" fo:font-weight="normal" officeooo:rsid="000bfdd6" officeooo:paragraph-rsid="000bfdd6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Arial" fo:font-size="12pt" fo:font-weight="normal" officeooo:rsid="000d908b" officeooo:paragraph-rsid="000d908b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Arial" fo:font-size="12pt" fo:font-weight="bold" officeooo:rsid="0008ab99" officeooo:paragraph-rsid="0008ab99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text-align="start" style:justify-single-word="false"/>
      <style:text-properties style:font-name="Arial" fo:font-size="12pt" fo:font-weight="bold" officeooo:rsid="000a604f" officeooo:paragraph-rsid="000a604f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text-align="center" style:justify-single-word="false"/>
      <style:text-properties style:font-name="Arial" fo:font-size="12pt" fo:font-weight="bold" officeooo:rsid="000bfdd6" officeooo:paragraph-rsid="000bfdd6" style:font-size-asian="12pt" style:font-weight-asian="bold" style:font-size-complex="12pt" style:font-weight-complex="bold"/>
    </style:style>
    <style:style style:name="T1" style:family="text">
      <style:text-properties officeooo:rsid="000759fb"/>
    </style:style>
    <style:style style:name="T2" style:family="text">
      <style:text-properties officeooo:rsid="0007bc9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7bc95" style:font-weight-asian="bold" style:font-weight-complex="bold"/>
    </style:style>
    <style:style style:name="T5" style:family="text">
      <style:text-properties fo:font-weight="bold" officeooo:rsid="0008ab99" style:font-weight-asian="bold" style:font-weight-complex="bold"/>
    </style:style>
    <style:style style:name="T6" style:family="text">
      <style:text-properties fo:font-weight="bold" officeooo:rsid="000a604f" style:font-weight-asian="bold" style:font-weight-complex="bold"/>
    </style:style>
    <style:style style:name="T7" style:family="text">
      <style:text-properties fo:font-weight="normal" officeooo:rsid="000bfdd6" style:font-weight-asian="normal" style:font-weight-complex="normal"/>
    </style:style>
    <style:style style:name="T8" style:family="text">
      <style:text-properties officeooo:rsid="000a604f"/>
    </style:style>
    <style:style style:name="T9" style:family="text">
      <style:text-properties officeooo:rsid="000d90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30 – </text:span>COMANDOS VMSTAT E FREE - MONITORAMENTO E PERFORMANCE DO SISTEMA LINUX 02</text:h>
      <text:p text:style-name="P3">*** <text:span text:style-name="T1">COMANDO VMSTAT ***</text:span></text:p>
      <text:p text:style-name="P6">Este comando reporta informações sobre processos, memória, paginação, blocos de I/O,</text:p>
      <text:p text:style-name="P6">traps e atividades de CPU.</text:p>
      <text:p text:style-name="P6">Sintaxe:</text:p>
      <text:p text:style-name="P6">vmstat[opções]</text:p>
      <text:p text:style-name="P6">-SM<text:tab/><text:tab/>Usa a unidade MB em vez do padrão KB</text:p>
      <text:p text:style-name="P6">-a <text:tab/><text:tab/>Mostrar memória ativa e inativa</text:p>
      <text:p text:style-name="P6">-d <text:tab/><text:tab/>Mostra estatísticas de <text:span text:style-name="T2">discos</text:span></text:p>
      <text:p text:style-name="P7">-<text:span text:style-name="T2">p partição<text:tab/>Mostra informações de R/W na partição espeficidada</text:span></text:p>
      <text:p text:style-name="P11">-s <text:tab/><text:tab/>Mostra estatística em contato em forma de tabela</text:p>
      <text:p text:style-name="P8"><text:span text:style-name="T2"><text:s/></text:span><text:span text:style-name="T4">*** </text:span><text:span text:style-name="T3">COMANDO VMSTAT – </text:span><text:span text:style-name="T5">CAMPOS </text:span><text:span text:style-name="T3">***</text:span></text:p>
      <text:p text:style-name="P4">1 procs</text:p>
      <text:p text:style-name="P9"><text:span text:style-name="T3"><text:s text:c="3"/>r: </text:span>Nº de processos esperando para rodar</text:p>
      <text:p text:style-name="P9"><text:s text:c="3"/>b: Nº de processos em dormência ininterrupta</text:p>
      <text:p text:style-name="P4">2. memory</text:p>
      <text:p text:style-name="P9"><text:s text:c="3"/>swpd: <text:tab/>Memória virtual usada</text:p>
      <text:p text:style-name="P9"><text:s text:c="3"/>free: <text:tab/>Memória livre</text:p>
      <text:p text:style-name="P9"><text:s text:c="3"/>buff: <text:tab/>Memória usada como buffer</text:p>
      <text:p text:style-name="P9"><text:s text:c="3"/>cache: <text:tab/>Memória usada com cache</text:p>
      <text:p text:style-name="P4">3. swap</text:p>
      <text:p text:style-name="P9"><text:s text:c="4"/>si: Memória trocada a partir do disco</text:p>
      <text:p text:style-name="P9"><text:s text:c="4"/>só: Memória trocada para o disco</text:p>
      <text:p text:style-name="P4">4. io</text:p>
      <text:p text:style-name="P9"><text:s text:c="4"/>bi: Blocos recebidos de um dispositivo de bloco</text:p>
      <text:p text:style-name="P9">(blocos/s)</text:p>
      <text:p text:style-name="P9"><text:s text:c="4"/>bo: Blocos enviados a um dispositivo de bloco</text:p>
      <text:p text:style-name="P10">(<text:span text:style-name="T8">bloco/s</text:span>)</text:p>
      <text:p text:style-name="P5">5. system</text:p>
      <text:p text:style-name="P10"><text:span text:style-name="T6"><text:s text:c="4"/></text:span><text:span text:style-name="T8">in: nº de interrupções por segundo, incluindo clock</text:span></text:p>
      <text:p text:style-name="P10"><text:s text:c="4"/><text:span text:style-name="T8">cs: nº de mudanças de contexto por segundo</text:span></text:p>
      <text:p text:style-name="P5"><text:soft-page-break/>6. cpu</text:p>
      <text:p text:style-name="P5"><text:s text:c="3"/><text:span text:style-name="T7">us: Tempo gasto rodando código que não é kernel</text:span></text:p>
      <text:p text:style-name="P12"><text:s text:c="3"/>sy: Tempo gasto rodando código do kernel</text:p>
      <text:p text:style-name="P12"><text:s text:c="3"/>id: Tempo gasto em ociosidade</text:p>
      <text:p text:style-name="P12"><text:s text:c="3"/>wa: Tempo gasto esperando por I/0</text:p>
      <text:p text:style-name="P16">*** <text:span text:style-name="T9">COMANDO FREE ***</text:span></text:p>
      <text:p text:style-name="P13">Exibe a quantidade de memória livre e usada no sistema</text:p>
      <text:p text:style-name="P13">free [opções]</text:p>
      <text:p text:style-name="P13">-b<text:tab/>Mostra o uso da memória em bytes</text:p>
      <text:p text:style-name="P13">-k <text:tab/>Idem, em Kb</text:p>
      <text:p text:style-name="P13">-m<text:tab/>Idem, em MB</text:p>
      <text:p text:style-name="P13">-t<text:tab/>Exibe uma linha que mostra os totais</text:p>
      <text:p text:style-name="P13">-s n <text:tab/>Operação contínua em intervalos de n segundos</text:p>
      <text:p text:style-name="P13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2T21:47:08.118266033</meta:creation-date>
    <dc:date>2020-02-03T19:35:34.973631999</dc:date>
    <meta:editing-duration>PT23M53S</meta:editing-duration>
    <meta:editing-cycles>5</meta:editing-cycles>
    <meta:generator>LibreOffice/6.3.4.2.0$Linux_X86_64 LibreOffice_project/30$Build-2</meta:generator>
    <meta:document-statistic meta:table-count="0" meta:image-count="0" meta:object-count="0" meta:page-count="2" meta:paragraph-count="44" meta:word-count="245" meta:character-count="1443" meta:non-whitespace-character-count="1172"/>
  </office:meta>
</office:document-meta>
</file>